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7000000DCD296D70331570A98.png" manifest:media-type="image/png"/>
  <manifest:file-entry manifest:full-path="Pictures/10000001000002E10000025257D410DC926B21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as-char" svg:width="6.6929in" svg:height="5.3937in" draw:z-index="1"><draw:image xlink:href="Pictures/10000001000002E10000025257D410DC926B21B8.png" xlink:type="simple" xlink:show="embed" xlink:actuate="onLoad" draw:mime-type="image/png"/></draw:frame><draw:frame draw:style-name="fr1" draw:name="Image1" text:anchor-type="as-char" svg:width="6.6929in" svg:height="1.9811in" draw:z-index="0"><draw:image xlink:href="Pictures/10000001000002E7000000DCD296D70331570A98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9:37:24.917521634</meta:creation-date>
    <meta:generator>LibreOffice/7.3.7.2$Linux_X86_64 LibreOffice_project/30$Build-2</meta:generator>
    <dc:date>2024-03-04T09:44:29.897535431</dc:date>
    <meta:editing-duration>PT7M3S</meta:editing-duration>
    <meta:editing-cycles>5</meta:editing-cycles>
    <meta:document-statistic meta:table-count="0" meta:image-count="2" meta:object-count="0" meta:page-count="1" meta:paragraph-count="1" meta:word-count="0" meta:character-count="1" meta:non-whitespace-character-count="0"/>
  </office:meta>
</office:document-meta>
</file>